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 new" svg:font-family="'time new'"/>
  </office:font-face-decls>
  <office:automatic-styles>
    <style:style style:name="P1" style:family="paragraph" style:parent-style-name="Standard">
      <style:paragraph-properties fo:text-align="center" style:justify-single-word="false"/>
      <style:text-properties style:font-name="Nimbus Roman" officeooo:rsid="0029d070" officeooo:paragraph-rsid="0029d070"/>
    </style:style>
    <style:style style:name="P2" style:family="paragraph" style:parent-style-name="Standard">
      <style:paragraph-properties fo:text-align="center" style:justify-single-word="false"/>
      <style:text-properties style:font-name="Nimbus Roman" officeooo:rsid="0024f8fd" officeooo:paragraph-rsid="0024f8fd"/>
    </style:style>
    <style:style style:name="P3" style:family="paragraph" style:parent-style-name="Standard">
      <style:paragraph-properties fo:text-align="start" style:justify-single-word="false"/>
      <style:text-properties style:font-name="Nimbus Roman" officeooo:rsid="0024f8fd" officeooo:paragraph-rsid="0029d070"/>
    </style:style>
    <style:style style:name="P4" style:family="paragraph" style:parent-style-name="Standard">
      <style:paragraph-properties fo:text-align="start" style:justify-single-word="false"/>
      <style:text-properties style:font-name="Nimbus Roman"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text-properties style:font-name="Nimbus Roman"/>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text-properties style:font-name="Nimbus Roman" officeooo:rsid="004a53e9" officeooo:paragraph-rsid="004a53e9"/>
    </style:style>
    <style:style style:name="P10" style:family="paragraph" style:parent-style-name="Text_20_body">
      <style:text-properties style:font-name="Nimbus Roman" fo:font-weight="bold" officeooo:rsid="004f3dc2" officeooo:paragraph-rsid="004f3dc2" style:font-weight-asian="bold" style:font-weight-complex="bold"/>
    </style:style>
    <style:style style:name="P11" style:family="paragraph" style:parent-style-name="Heading_20_3">
      <style:text-properties officeooo:rsid="004a53e9" officeooo:paragraph-rsid="004a53e9"/>
    </style:style>
    <style:style style:name="P12" style:family="paragraph" style:parent-style-name="Heading_20_4">
      <style:text-properties style:font-name="Nimbus Roman"/>
    </style:style>
    <style:style style:name="P13" style:family="paragraph" style:parent-style-name="Heading_20_3">
      <style:paragraph-properties fo:keep-with-next="always"/>
      <style:text-properties officeooo:paragraph-rsid="004a53e9"/>
    </style:style>
    <style:style style:name="P14" style:family="paragraph" style:parent-style-name="Text_20_body">
      <style:text-properties style:font-name="Nimbus Roman" officeooo:rsid="004f3dc2" officeooo:paragraph-rsid="004f3dc2"/>
    </style:style>
    <style:style style:name="P15" style:family="paragraph" style:parent-style-name="Heading_20_4">
      <style:text-properties style:font-name="Nimbus Roman" fo:font-style="normal" fo:font-weight="bold" style:font-style-asian="normal" style:font-weight-asian="bold" style:font-style-complex="normal" style:font-weight-complex="bold"/>
    </style:style>
    <style:style style:name="P16" style:family="paragraph" style:parent-style-name="Text_20_body">
      <style:text-properties style:font-name="Nimbus Roman" officeooo:paragraph-rsid="00520229"/>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style:style>
    <style:style style:name="T4" style:family="text">
      <style:text-properties style:font-name="Nimbus Roman" fo:font-size="12pt" style:font-size-asian="12pt" style:font-size-complex="12pt"/>
    </style:style>
    <style:style style:name="T5" style:family="text">
      <style:text-properties style:font-name="Nimbus Roman" fo:font-size="12pt" officeooo:rsid="004a53e9" style:font-size-asian="14pt" style:font-size-complex="14pt"/>
    </style:style>
    <style:style style:name="T6" style:family="text">
      <style:text-properties officeooo:rsid="004f3dc2"/>
    </style:style>
    <style:style style:name="T7" style:family="text">
      <style:text-properties officeooo:rsid="00500c88"/>
    </style:style>
    <style:style style:name="T8"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span text:style-name="T3"/></text:span></text:p>
      <text:p text:style-name="P6">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6">CTFs serve multiple purposes:</text:p>
      <text:list text:style-name="L1">
        <text:list-item>
          <text:p text:style-name="P7"><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7"><text:span text:style-name="Strong_20_Emphasis"><text:span text:style-name="T3">Skill Assessment:</text:span></text:span><text:span text:style-name="T3"> Organizations use CTFs to evaluate the technical skills of individuals or teams.</text:span></text:p>
        </text:list-item>
        <text:list-item>
          <text:p text:style-name="P8"><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3">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9"/>
      <text:p text:style-name="P10">Report Section</text:p>
      <text:p text:style-name="P9">The program is desgiedn for an MSP430 microcontroller. When I run the program, it displays a welcome message and ask for user input. Depending on the input, the program either loops through certain messages or prints specific data – this data is the “flag” we need to retrieve.</text:p>
      <text:h text:style-name="P11" text:outline-level="3"><text:span text:style-name="Strong_20_Emphasis"><text:span text:style-name="T4">Retrieving Flag A</text:span></text:span></text:h>
      <text:h text:style-name="P12" text:outline-level="4">Method 1: Using the Strings Command</text:h>
      <text:p text:style-name="Text_20_body"><text:span text:style-name="T3">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text:span></text:p>
      <text:p text:style-name="P6"><text:soft-page-break/>In hacker culture, "313373" is commonly associated with the word "elite," and I decided to input this into the program. When I did, the program printed the first flag, which confirmed my suspicion that this was a valid input.</text:p>
      <text:h text:style-name="P12" text:outline-level="4">Method 2: Analyzing with Ghidra</text:h>
      <text:p text:style-name="P6">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6"/>
      <text:h text:style-name="P13" text:outline-level="3"><text:span text:style-name="Strong_20_Emphasis"><text:span text:style-name="T5">Retrieving Flag B</text:span></text:span></text:h>
      <text:p text:style-name="P14">Flag B required a more in-depth understanding of how the MSP430 microcontroller works, particullarly how it handles memory, stores values, and the concept of buffer overflow.</text:p>
      <text:h text:style-name="P12" text:outline-level="4">Understanding MSP430 Architecture</text:h>
      <text:p text:style-name="P6">The MSP430 microcontroller uses a von Neumann architecture, <text:span text:style-name="T6">where </text:span>both the program instructions and data are stored in the same memory. <text:span text:style-name="T6">This shared memory setup allows flexibility in data handling, but it also introduces potential vulnerabilities, such as buffer overflow if the program doesn’t handle correctly.</text:span></text:p>
      <text:p text:style-name="P14">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5" text:outline-level="4">Reverse Engineering Flag B</text:h>
      <text:p text:style-name="P6">Initially, my approach to retrieve Flag B involved using the GDB debugger to step through the program and inspect how <text:span text:style-name="T7">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text:span>. <text:span text:style-name="T7">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16">After recognizing the encoding issue, I wrote a Python script to send the correct characters directly into the memory where the manipulation occurred. This bypassed the program’s input handling and allowed me to interact with the memory more precisely.</text:p>
      <text:p text:style-name="Text_20_body"><text:soft-page-break/>Once I was able to manipulate the memory, I began testing for vulnerabilities by crafting small, controlled inputs. <text:span text:style-name="T8">Using a </text:span><text:span text:style-name="Strong_20_Emphasis"><text:span text:style-name="T8">buffer overflow technique</text:span></text:span><text:span text:style-name="T8">, I exceeded the allocated memory space, causing the program to overwrite sections of memory that contained key data or instructions.</text:span></text:p>
      <text:p text:style-name="Text_20_body"><text:span text:style-name="T8">Through these tests, I carefully crafted a “</text:span><text:span text:style-name="Strong_20_Emphasis"><text:span text:style-name="T8">malicious payload”</text:span></text:span><text:span text:style-name="T8">, a sequence of characters designed to exploit the buffer overflow vulnerability.</text:span> This payload manipulated the memory such that it caused the program to alter its normal behavior and print Flag B.</text:p>
      <text:p text:style-name="Text_20_body">By sending this payload through my Python script, I was able to trigger the program to execute in a way that retrieved Flag B.</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 new" svg:font-family="'time new'"/>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14T23:22:50.943631098</dc:date>
    <meta:editing-duration>PT3H56M4S</meta:editing-duration>
    <meta:editing-cycles>22</meta:editing-cycles>
    <meta:generator>LibreOffice/24.8.2.1$Linux_X86_64 LibreOffice_project/480$Build-1</meta:generator>
    <meta:print-date>2024-10-07T23:17:07.089776482</meta:print-date>
    <meta:printed-by>PDF files</meta:printed-by>
    <meta:document-statistic meta:table-count="0" meta:image-count="0" meta:object-count="0" meta:page-count="3" meta:paragraph-count="30" meta:word-count="851" meta:character-count="5419" meta:non-whitespace-character-count="4599"/>
  </office:meta>
</office:document-meta>
</file>